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00000038E77EA6C63780B81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min-height="0.549cm" fo:min-width="3.69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0.593cm" svg:x="0.961cm" svg:y="9.544cm">
          <draw:image xlink:href="Pictures/10000201000006600000038E77EA6C63780B815D.png" xlink:type="simple" xlink:show="embed" xlink:actuate="onLoad">
            <text:p/>
          </draw:image>
        </draw:frame>
        <draw:custom-shape draw:style-name="gr2" draw:text-style-name="P2" draw:layer="layout" svg:width="6cm" svg:height="1.199cm" svg:x="2.2cm" svg:y="1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7:32:13.727000000</meta:creation-date>
    <dc:date>2016-09-16T17:34:09.843000000</dc:date>
    <meta:editing-duration>PT1M56S</meta:editing-duration>
    <meta:editing-cycles>1</meta:editing-cycles>
    <meta:document-statistic meta:object-count="2"/>
    <meta:generator>LibreOffice/5.1.4.2$Windows_X86_64 LibreOffice_project/f99d75f39f1c57ebdd7ffc5f42867c12031db97a</meta:generator>
  </office:meta>
</office:document-meta>
</file>